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Unit 01. Activities 01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2</text:span></text:p>
      <text:p text:style-name="P5"/>
      <text:p text:style-name="P4"><text:span text:style-name="T6">UD01. Activities 01</text:span></text:p>
      <text:list xml:id="list977499550" text:style-name="WWNum1">
        <text:list-item>
          <text:p text:style-name="P11"><text:bookmark text:name="_dbh0n1vac4c8"/>Exercise 01</text:p>
        </text:list-item>
      </text:list>
      <text:p text:style-name="Standard">Investigate the “Harvard modified architecture”.</text:p>
      <text:p text:style-name="Standard">You can obtain information in <text:a xlink:type="simple" xlink:href="https://en.wikipedia.org/wiki/Modified_Harvard_architecture" text:style-name="ListLabel_20_1" text:visited-style-name="ListLabel_20_1"><text:span text:style-name="T9">https://en.wikipedia.org/wiki/Modified_Harvard_architecture</text:span></text:a></text:p>
      <text:p text:style-name="Standard">Post the main differences with “Von Neumann architecture” in the forum and discuss them with your classmates.</text:p>
      <text:list xml:id="list51647486428657" text:continue-numbering="true" text:style-name="WWNum1">
        <text:list-item>
          <text:p text:style-name="P11"><text:bookmark text:name="_i9qwqxpxxal0"/>Exercise 02</text:p>
        </text:list-item>
      </text:list>
      <text:p text:style-name="Standard">Summarize how “Von Neumann architecture” works.</text:p>
      <text:list xml:id="list51646952637163" text:continue-numbering="true" text:style-name="WWNum1">
        <text:list-item>
          <text:p text:style-name="P11"><text:bookmark text:name="_b9qty9sagt37"/>Exercise 03</text:p>
        </text:list-item>
      </text:list>
      <text:p text:style-name="Standard">Summarize the instruction cycle.</text:p>
      <text:list xml:id="list51647444693529" text:continue-numbering="true" text:style-name="WWNum1">
        <text:list-item>
          <text:p text:style-name="P11"><text:bookmark text:name="_xpdh5uz0euxm"/>Exercise 04</text:p>
        </text:list-item>
      </text:list>
      <text:p text:style-name="Standard">Try to find 2 samples of CISC CPUs and 2 samples of RISC CPUs. Share them in the forum and discuss them with your classmates.</text:p>
      <text:list xml:id="list51648356068195" text:continue-numbering="true" text:style-name="WWNum1">
        <text:list-item>
          <text:p text:style-name="P11"><text:bookmark text:name="_eqot3uu3nsal"/>Exercise 05</text:p>
        </text:list-item>
      </text:list>
      <text:p text:style-name="Standard">Follow this tutorial <text:a xlink:type="simple" xlink:href="https://sites.google.com/site/kotukotuzimiti/" text:style-name="ListLabel_20_1" text:visited-style-name="ListLabel_20_1"><text:span text:style-name="T9">https://sites.google.com/site/kotukotuzimiti/</text:span></text:a> in order to understand how a 2 bit fictitious computer works. Share your solutions and ask your doubts using the foru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D01. Functional elements of a computer</text:span></text:p>
      </style:header>
      <style:footer>
        <text:p text:style-name="MP4"><text:span text:style-name="MT1">CFGS DAM/DAW<text:tab/><text:tab/>UD01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9" meta:word-count="138" meta:character-count="950" meta:non-whitespace-character-count="833"/>
    <meta:generator>LibreOfficeDev/6.0.5.2$Linux_X86_64 LibreOffice_project/</meta:generator>
  </office:meta>
</office:document-meta>
</file>